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6cm"/>
    </style:style>
    <style:style style:family="table-column" style:name="co2">
      <style:table-column-properties fo:break-before="auto" style:column-width="0.89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7.36cm"/>
    </style:style>
    <style:style style:family="table-column" style:name="co5">
      <style:table-column-properties fo:break-before="auto" style:column-width="1.326cm"/>
    </style:style>
    <style:style style:family="table-column" style:name="co6">
      <style:table-column-properties fo:break-before="auto" style:column-width="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72cm"/>
    </style:style>
    <style:style style:family="table-row" style:name="ro3">
      <style:table-row-properties fo:break-before="auto" style:use-optimal-row-height="false" style:row-height="1.397cm"/>
    </style:style>
    <style:style style:family="table-row" style:name="ro4">
      <style:table-row-properties fo:break-before="auto" style:use-optimal-row-height="false" style:row-height="0.466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974cm"/>
    </style:style>
    <style:style style:family="table-row" style:name="ro7">
      <style:table-row-properties fo:break-before="auto" style:use-optimal-row-height="false" style:row-height="0.529cm"/>
    </style:style>
    <style:style style:family="table-row" style:name="ro8">
      <style:table-row-properties fo:break-before="auto" style:use-optimal-row-height="false" style:row-height="2.138cm"/>
    </style:style>
    <style:style style:family="table-row" style:name="ro9">
      <style:table-row-properties fo:break-before="auto" style:use-optimal-row-height="false" style:row-height="0.931cm"/>
    </style:style>
    <style:style style:family="table-row" style:name="ro10">
      <style:table-row-properties fo:break-before="auto" style:use-optimal-row-height="false" style:row-height="2.053cm"/>
    </style:style>
    <style:style style:family="table-row" style:name="ro11">
      <style:table-row-properties fo:break-before="auto" style:use-optimal-row-height="false" style:row-height="1.058cm"/>
    </style:style>
    <style:style style:family="table-row" style:name="ro12">
      <style:table-row-properties fo:break-before="auto" style:use-optimal-row-height="false" style:row-height="1.672cm"/>
    </style:style>
    <style:style style:family="table-row" style:name="ro13">
      <style:table-row-properties fo:break-before="auto" style:use-optimal-row-height="false" style:row-height="7.768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top" style:vertical-justify="auto" style:rotation-align="none" style:rotation-angle="0"/>
      <style:paragraph-properties fo:margin-left="0cm" fo:text-align="start" css3t:text-justify="auto" style:writing-mode="lr-tb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26"/>
        <table:table-column table:style-name="co4" table:default-cell-style-name="ce25"/>
        <table:table-column table:style-name="co3" table:default-cell-style-name="Default"/>
        <table:table-column table:style-name="co5" table:default-cell-style-name="ce6"/>
        <table:table-column table:style-name="co6" table:default-cell-style-name="ce6" table:number-columns-repeated="2"/>
        <table:table-column table:style-name="co3" table:default-cell-style-name="Default" table:number-columns-repeated="991"/>
        <table:table-row table:style-name="ro1">
          <table:table-cell ns41:value-type="string" table:style-name="TL Title" office:value-type="string">
            <text:p>Tabel 4 - Aantal personen, die hadden opgegeven eerder in het hoofd der tabel genoemde kerkelijke gezindten te belijden en die hadden verklaard tevens te behooren tot een der in kolom I genoemde kerkelijke gezindten, vereenigingen, secten, enz. </text:p>
          </table:table-cell>
          <table:table-cell table:style-name="TL Title" table:number-columns-repeated="27"/>
          <table:table-cell table:style-name="TL Title"/>
          <table:table-cell table:style-name="TL Title" table:number-columns-repeated="4"/>
          <table:table-cell table:style-name="TL Title"/>
          <table:table-cell table:number-columns-repeated="990"/>
        </table:table-row>
        <table:table-row table:style-name="ro2">
          <table:table-cell table:style-name="ce2" table:number-columns-repeated="28"/>
          <table:table-cell table:number-columns-repeated="996"/>
        </table:table-row>
        <table:table-row table:style-name="ro3">
          <table:table-cell ns41:value-type="string" table:number-rows-spanned="2" table:style-name="TL RowProperty" table:number-columns-spanned="1" office:value-type="string">
            <text:p>Kerkelijke gezindten enz.</text:p>
          </table:table-cell>
          <table:table-cell table:style-name="ce11"/>
          <table:table-cell ns41:value-type="string" table:number-rows-spanned="1" table:style-name="TL ColHeader" table:number-columns-spanned="2" office:value-type="string">
            <text:p>Nederd. Herv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Waalsch Herv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Remonstrant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Christelijk Gereformeerd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Doopsgezind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Evangelisch Luthersch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Hersteld Luthersch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Geref. Kerken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Roomsch-Katholiek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Oud Bisschopp. Cleresie (Oud Roomsch)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Nederl. Israëliet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Behoorende tot andere kerkelijke gezindten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Totaal.</text:p>
          </table:table-cell>
          <table:covered-table-cell table:style-name="ce18"/>
          <table:table-cell ns41:value-type="string" table:number-rows-spanned="2" table:style-name="TL ColHeader" table:number-columns-spanned="1" office:value-type="string">
            <office:annotation draw:style-name="gr1" svg:height="2.011cm" draw:caption-point-y="0.222cm" svg:width="3.577cm" svg:x="65.852cm" draw:caption-point-x="3.922cm" svg:y="0.846cm" draw:text-style-name="P1">
              <dc:creator>CDM</dc:creator>
              <dc:date>2014-12-13T00:00:00</dc:date>
              <text:p text:style-name="P1"><text:span text:style-name="T1">Th. Vreugdenhil:</text:span></text:p>
              <text:p text:style-name="P1"><text:span text:style-name="T2">Kolom 13 is kolom X en kolom Y.</text:span></text:p>
            </office:annotation>
            <text:p>Kerkelijke gezindten enz., waartoe de in kolom 13 vermelde personen behooren. </text:p>
          </table:table-cell>
          <table:table-cell ns41:value-type="string" table:number-rows-spanned="3" table:style-name="ce34" table:number-columns-spanned="1" office:value-type="string">
            <text:p>Telling</text:p>
          </table:table-cell>
          <table:table-cell ns41:value-type="string" table:number-rows-spanned="3" table:style-name="ce40" table:number-columns-spanned="1" office:value-type="string">
            <text:p>Tabel</text:p>
          </table:table-cell>
          <table:table-cell ns41:value-type="string" table:number-rows-spanned="3" table:style-name="ce40" table:number-columns-spanned="1" office:value-type="string">
            <text:p>Pagina links</text:p>
          </table:table-cell>
          <table:table-cell ns41:value-type="string" table:number-rows-spanned="3" table:style-name="ce40" table:number-columns-spanned="1" office:value-type="string">
            <text:p>Pagina rechts</text:p>
          </table:table-cell>
          <table:table-cell ns41:value-type="string" table:number-rows-spanned="3" table:style-name="ce51" table:number-columns-spanned="1" office:value-type="string">
            <text:p>Image nr</text:p>
          </table:table-cell>
          <table:table-cell table:style-name="ce57" table:number-columns-repeated="990"/>
        </table:table-row>
        <table:table-row table:style-name="ro4">
          <table:covered-table-cell table:style-name="ce4"/>
          <table:table-cell table:style-name="ce1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27"/>
          <table:covered-table-cell table:style-name="ce35"/>
          <table:covered-table-cell table:style-name="ce41" table:number-columns-repeated="3"/>
          <table:covered-table-cell table:style-name="ce52"/>
          <table:table-cell table:style-name="ce43"/>
          <table:table-cell table:style-name="ce57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1"/>
          <table:table-cell table:number-rows-spanned="1" office:value-type="float" office:value="2" table:style-name="TL ColHeader" table:number-columns-spanned="2" ns41:value-type="float">
            <text:p>2</text:p>
          </table:table-cell>
          <table:covered-table-cell table:style-name="ce20"/>
          <table:table-cell table:number-rows-spanned="1" office:value-type="float" office:value="3" table:style-name="TL ColHeader" table:number-columns-spanned="2" ns41:value-type="float">
            <text:p>3</text:p>
          </table:table-cell>
          <table:covered-table-cell table:style-name="ce20"/>
          <table:table-cell table:number-rows-spanned="1" office:value-type="float" office:value="4" table:style-name="TL ColHeader" table:number-columns-spanned="2" ns41:value-type="float">
            <text:p>4</text:p>
          </table:table-cell>
          <table:covered-table-cell table:style-name="ce20"/>
          <table:table-cell table:number-rows-spanned="1" office:value-type="float" office:value="5" table:style-name="TL ColHeader" table:number-columns-spanned="2" ns41:value-type="float">
            <text:p>5</text:p>
          </table:table-cell>
          <table:covered-table-cell table:style-name="ce20"/>
          <table:table-cell table:number-rows-spanned="1" office:value-type="float" office:value="6" table:style-name="TL ColHeader" table:number-columns-spanned="2" ns41:value-type="float">
            <text:p>6</text:p>
          </table:table-cell>
          <table:covered-table-cell table:style-name="ce20"/>
          <table:table-cell table:number-rows-spanned="1" office:value-type="float" office:value="7" table:style-name="TL ColHeader" table:number-columns-spanned="2" ns41:value-type="float">
            <text:p>7</text:p>
          </table:table-cell>
          <table:covered-table-cell table:style-name="ce20"/>
          <table:table-cell table:number-rows-spanned="1" office:value-type="float" office:value="8" table:style-name="TL ColHeader" table:number-columns-spanned="2" ns41:value-type="float">
            <text:p>8</text:p>
          </table:table-cell>
          <table:covered-table-cell table:style-name="ce20"/>
          <table:table-cell table:number-rows-spanned="1" office:value-type="float" office:value="9" table:style-name="TL ColHeader" table:number-columns-spanned="2" ns41:value-type="float">
            <text:p>9</text:p>
          </table:table-cell>
          <table:covered-table-cell table:style-name="ce20"/>
          <table:table-cell table:number-rows-spanned="1" office:value-type="float" office:value="10" table:style-name="TL ColHeader" table:number-columns-spanned="2" ns41:value-type="float">
            <text:p>10</text:p>
          </table:table-cell>
          <table:covered-table-cell table:style-name="ce20"/>
          <table:table-cell table:number-rows-spanned="1" office:value-type="float" office:value="11" table:style-name="TL ColHeader" table:number-columns-spanned="2" ns41:value-type="float">
            <text:p>11</text:p>
          </table:table-cell>
          <table:covered-table-cell table:style-name="ce20"/>
          <table:table-cell table:number-rows-spanned="1" office:value-type="float" office:value="12" table:style-name="TL ColHeader" table:number-columns-spanned="2" ns41:value-type="float">
            <text:p>12</text:p>
          </table:table-cell>
          <table:covered-table-cell table:style-name="ce20"/>
          <table:table-cell table:number-rows-spanned="1" office:value-type="float" office:value="13" table:style-name="TL ColHeader" table:number-columns-spanned="2" ns41:value-type="float">
            <text:p>13</text:p>
          </table:table-cell>
          <table:covered-table-cell table:style-name="ce20"/>
          <table:table-cell table:number-rows-spanned="1" office:value-type="float" office:value="14" table:style-name="TL ColHeader" table:number-columns-spanned="2" ns41:value-type="float">
            <text:p>14</text:p>
          </table:table-cell>
          <table:covered-table-cell table:style-name="ce20"/>
          <table:table-cell ns41:value-type="float" table:style-name="TL ColHeader" office:value="15" office:value-type="float">
            <text:p>15</text:p>
          </table:table-cell>
          <table:covered-table-cell table:style-name="ce36"/>
          <table:covered-table-cell table:style-name="ce42" table:number-columns-repeated="3"/>
          <table:covered-table-cell table:style-name="ce53"/>
          <table:table-cell table:style-name="ce43"/>
          <table:table-cell table:style-name="ce57" table:number-columns-repeated="989"/>
        </table:table-row>
        <table:table-row table:style-name="ro1">
          <table:table-cell table:number-columns-repeated="30"/>
          <table:table-cell table:style-name="ce43" table:number-columns-repeated="5"/>
          <table:table-cell table:number-columns-repeated="989"/>
        </table:table-row>
        <table:table-row table:style-name="ro6">
          <table:table-cell ns41:value-type="string" table:style-name="TL RowHeader" office:value-type="string">
            <text:p>Nederduitsch Hervorm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Apostolische gem. (3 m. 1 v.); Duitsch Evangelische gem. (1 v.); Vrije Evangelische Gem. (1 m.); Gereformeerde gem. (3 m. 3 v.).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4" office:value-type="string">
            <text:p>03_T4</text:p>
          </table:table-cell>
          <table:table-cell ns41:value-type="float" table:style-name="ce47" office:value="188" office:value-type="float">
            <text:p>188</text:p>
          </table:table-cell>
          <table:table-cell ns41:value-type="float" table:style-name="ce47" office:value="189" office:value-type="float">
            <text:p>189</text:p>
          </table:table-cell>
          <table:table-cell ns41:value-type="string" table:style-name="ce54" office:value-type="string">
            <text:p>17_0525</text:p>
          </table:table-cell>
          <table:table-cell table:style-name="ce22"/>
          <table:table-cell table:number-columns-repeated="989"/>
        </table:table-row>
        <table:table-row table:style-name="ro7">
          <table:table-cell ns41:value-type="string" table:style-name="TL RowHeader" office:value-type="string">
            <text:p>Waalsch Hervorm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Remonstran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Anglikaanse Episcopale Kerk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ristelijk Gereformeer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1" table:style-name="TL Data" table:number-columns-repeated="3" office:value-type="float">
            <text:p>1</text:p>
          </table:table-cell>
          <table:table-cell ns41:value-type="string" table:style-name="TL Data" office:value-type="string">
            <text:p>Duitsch Evangelisch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Doopsgezind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Vrijzinnig Hervormd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vangelisch Luthersch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Duitsch Evangelische gem. (3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ersteld Luthersch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Gereformeerde Kerken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Nederlandsch Israeliet</text:p>
          </table:table-cell>
          <table:table-cell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Hoogduitsch Israeliet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Portugeesch Israeliet</text:p>
          </table:table-cell>
          <table:table-cell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Vrijzinnig Hervormd</text:p>
          </table:table-cell>
          <table:table-cell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097" office:value-type="float">
            <text:p>1097</text:p>
          </table:table-cell>
          <table:table-cell ns41:value-type="string" table:style-name="TL Data" office:value-type="string">
            <text:p>Duitsch Evangelische gem. (1 v.); Vrije gemeente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ervormd Gereformee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Schotsche gemeent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Fransche Ker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Remonstrantsch Gereformeer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Luthersch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Oud-Luthersch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Zevende-dags-Adventis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Sabbattist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TL Data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ristelijk Afgescheid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Swedenborg Genootscha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Anglikaansch Episcopale 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Apostolische gem. (1 v.); Duitsch Evangelische gem.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ngelsch Presbyteriaansche gemeen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ngelsche Ker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urch of Engla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Apostolische gemeen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Nieuw Apostolisch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ersteld Apostolische gemeente in de Eenheid der Aposte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ersteld Apostolische 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vangelische Broedergemeent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Duitsch Evangelische gem. (1 m. 2 v.); Evangelisch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ernhut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Duitsch Evangelische 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vangelische gemeent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ristelijk Evangelische gemeent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Vrije Evangelische gemeent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office:value="13" table:style-name="TL Data" table:number-columns-repeated="2" office:value-type="float">
            <text:p>1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Gemeente van Gedoopte Christen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office:value-type="string">
            <text:p>Vergadering van geloovige op grondslag van Matth. 18: 20a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Baptist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Gereformeerde gemeent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Gereformeerde Kerk in Hersteld Verban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Oud Gereformeerde gemeent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Gereformeerde Kerk in Hersteld Verband (4 m. 2 v.); Vrije Gereformeerd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Gereformeerde gemeente onder het Krui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Kerk van Jezus Christus of de Heiligen der laatste da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Christelijk Dissident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Mormo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Vrije Gereformeerde gemeente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Vrije Christelijke gemeent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Vergadering van geloovigen op grondslag van Matth. 18 : 20a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Duitsch Evangelische gem. (1 m. 1 v.); Vrije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Darbis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Joodsche Reform beweging</text:p>
          </table:table-cell>
          <table:table-cell/>
          <table:table-cell table:style-name="TL Data"/>
          <table:table-cell table:style-name="TL Data" table:number-columns-repeated="19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Pinkstergemeent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Gemeente van Gedoopte Christenen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ristengemeenschap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Anthroposophische Vereeniging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Christian Reformed Church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Rosecrusian Genootschap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string" table:style-name="TL Data" office:value-type="string">
            <text:p>Vrij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Duitsch Evangelisch Luther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Duitsche Staatskerk</text:p>
          </table:table-cell>
          <table:table-cell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Duitsch Evangelische gem.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Hoogduitsche 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Preussische Landeskirche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Fellowship of Reconciliatio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TL Data" office:value-type="string">
            <text:p>Vrije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Old Fellow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Quak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Society of Friend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glise reformee de Franc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Zweedsche Staatskerk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glise nationale suiss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Evangelische Landeskirche der Schweiz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Nationale Kerk van Genev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Zwitsersch Gereformeer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Duitsch Evangelische gem. (2 m. 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Antoinism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Bijbel Zendingsgenootschap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88" office:value-type="float">
            <text:p>188</text:p>
          </table:table-cell>
          <table:table-cell ns41:value-type="float" table:style-name="ce48" office:value="189" office:value-type="float">
            <text:p>189</text:p>
          </table:table-cell>
          <table:table-cell ns41:value-type="string" table:style-name="ce55" office:value-type="string">
            <text:p>17_0525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Christen Alliant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Dissiden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TL Data" office:value-type="string">
            <text:p>Duitsch Evangelische gem.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Evangelische Allianti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Gemeenschap Kinderen God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Gemeente des Hee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style-name="ce22"/>
          <table:table-cell table:number-columns-repeated="989"/>
        </table:table-row>
        <table:table-row table:style-name="ro4">
          <table:table-cell ns41:value-type="string" table:style-name="TL RowHeader" office:value-type="string">
            <text:p>Jongeliedenbond voor ernstig Christendom</text:p>
          </table:table-cell>
          <table:table-cell/>
          <table:table-cell table:style-name="TL Data"/>
          <table:table-cell table:style-name="TL Data" table:number-columns-repeated="21"/>
          <table:table-cell ns41:value-type="float" office:value="1" table:style-name="TL Data" table:number-columns-repeated="4" office:value-type="float">
            <text:p>1</text:p>
          </table:table-cell>
          <table:table-cell ns41:value-type="string" table:style-name="TL Data" office:value-type="string">
            <text:p>Duitsch Evangelische gem. (1 v.); Leger des Heils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Kerk van Christu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Maranatha-groep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Vrije Evangelische gem. (4 m. 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8">
          <table:table-cell ns41:value-type="string" table:style-name="TL RowHeader" office:value-type="string">
            <text:p>Nederlandsche Protestanten Bond</text:p>
          </table:table-cell>
          <table:table-cell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249" office:value-type="float">
            <text:p>1249</text:p>
          </table:table-cell>
          <table:table-cell ns41:value-type="string" table:style-name="TL Data" office:value-type="string">
            <text:p>Vrijzinnig Hervormd (12 m. 21 v.); Schotsche gem. (1 m. 1 v.); Anglikaansch Episcopale Kerk (1 v.); Apostolische gem.(1 v.); Duitsch Evangelische gem. (4 v.); Vrije Evangelische gem. (3 v.); Gereformeerde gem. (1 m.); Oud Gereformeerde gem. (1 v.); Eglise evangelique missionnaire belge (1 m.); Theosophische Vereeniging (2 m. 1 v.); Vrije gemeente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Open Broeders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Paulinische Vereenigin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Religieuse Jeugdgemeente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piritist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TL Data" office:value-type="string">
            <text:p>Anglikaansch Episcopale Kerk (1 v.); Duitsch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Tempelbouw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erbreiding der Waarheid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ereeniging van Vrij Religieusen "De Tempelhouders"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ergadering "De Volheid van Christus"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olgelingen van Ds. Paauw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 Christelijk Geloof</text:p>
          </table:table-cell>
          <table:table-cell/>
          <table:table-cell table:style-name="TL Data"/>
          <table:table-cell table:style-name="TL Data" table:number-columns-repeated="21"/>
          <table:table-cell ns41:value-type="float" office:value="1" table:style-name="TL Data" table:number-columns-repeated="4" office:value-type="float">
            <text:p>1</text:p>
          </table:table-cell>
          <table:table-cell ns41:value-type="string" table:style-name="TL Data" office:value-type="string">
            <text:p>Vrije Evangelische gem. (1 m. 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e Broed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2"/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e Jeugdker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e Religieuse Kring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zinnig Christelijke Jongeren Bon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zinnig Christelijke Studenten Bo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Vrijzinnig Hervormd (2 m.); Woodbrookers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zinnige Jeugdkerk</text:p>
          </table:table-cell>
          <table:table-cell/>
          <table:table-cell table:style-name="TL Data"/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Vrijzinnig Christelijke Jongeren Bond (2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zinnig Religieuse Gemeenschap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9">
          <table:table-cell ns41:value-type="string" table:style-name="TL RowHeader" office:value-type="string">
            <text:p>Woodbrookers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Nederlandsche Protestanten Bond (1 m.); Vrijzinnig Christelijke Studenten Bond (1 m.); Religieus Socialistisch Verbond (4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Zendingsgemeent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Anthroposophische Vereenigin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Bond van Religieuse An-Archo-Commun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Christen Socialist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Christian Scienc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Anglikaansch Episcopale Kerk (1 v.); Duitsch Evangelische gem. (1 m. 2 v.); Vrije gemeente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0">
          <table:table-cell ns41:value-type="string" table:style-name="TL RowHeader" office:value-type="string">
            <text:p>Leger des Heils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018" office:value-type="float">
            <text:p>1018</text:p>
          </table:table-cell>
          <table:table-cell ns41:value-type="string" table:style-name="TL Data" office:value-type="string">
            <text:p>Hersteld Apostolische gem. in de Eenheid der Apostelen (1 m. 1 v.); Duitsch Evangelische gem. (1 v.); Evangelische gem. (3 v.); Vrije Evangelische gem. (4 m. 9 v.); Baptist (1 v.); Oud Gereformeerde gem. (1 m.); Kerk van Jezus Christus of de Heiligen der laatste dagen (2 v.); Zweedsch Luthersche Kerk (1 v.); Nederlandsche Protestanten Bond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1">
          <table:table-cell ns41:value-type="string" table:style-name="TL RowHeader" office:value-type="string">
            <text:p>Religieus Socialistisch Verbond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Vrijzinnig Hervormd (2 m.); Nederlandsche Protestanten Bond (1 m.); Woodbrookers (1 m. 1 v.); Vrije gemeente (1 m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oefi-beweg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Anglikaansch Episcopale Kerk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2">
          <table:table-cell ns41:value-type="string" table:style-name="TL RowHeader" office:value-type="string">
            <text:p>Theosophische Vereeniging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TL Data" office:value-type="string">
            <text:p>Vrijzinnig Hervormd (2 v.); Remonstrantsch Gereformeerd (1 v.); Anglikaansch Episcopale kerk (1 m.); Hersteld Apostolische gem. in de Eenheid der Apostelen (1 v.); Duitsch Evangelische gem. (3 m. 3 v.); Nederlandsche Protestanten Bond (1 v.); Vrije gemeente (1 v.); Vrije Katholieke kerk (4 m. 10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ereeniging "De Nieuwe Gedachte"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9">
          <table:table-cell ns41:value-type="string" table:style-name="TL RowHeader" office:value-type="string">
            <text:p>Vrije gemeent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8" office:value-type="float">
            <text:p>108</text:p>
          </table:table-cell>
          <table:table-cell ns41:value-type="string" table:style-name="TL Data" office:value-type="string">
            <text:p>Vrijzinnig Hervormd (1 v.); Vrije Evangelische gemeente (1 m. 2 v.); Nederlandsche Protestanten Bond (1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rije Katholieke Ker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Katholiek Apostolisch (1 v.); Theosophische Vereeniging (1 m. 3 v.).</text:p>
          </table:table-cell>
          <table:table-cell ns41:value-type="string" table:style-name="ce38" office:value-type="string">
            <text:p>VT_1930</text:p>
          </table:table-cell>
          <table:table-cell ns41:value-type="string" table:style-name="ce45" office:value-type="string">
            <text:p>03_T4</text:p>
          </table:table-cell>
          <table:table-cell ns41:value-type="float" table:style-name="ce48" office:value="190" office:value-type="float">
            <text:p>190</text:p>
          </table:table-cell>
          <table:table-cell ns41:value-type="float" table:style-name="ce48" office:value="191" office:value-type="float">
            <text:p>191</text:p>
          </table:table-cell>
          <table:table-cell ns41:value-type="string" table:style-name="ce55" office:value-type="string">
            <text:p>17_0526</text:p>
          </table:table-cell>
          <table:table-cell table:number-columns-repeated="990"/>
        </table:table-row>
        <table:table-row table:style-name="ro13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198" office:value-type="float">
            <text:p>3198</text:p>
          </table:table-cell>
          <table:table-cell ns41:value-type="float" table:style-name="TL Data" office:value="4094" office:value-type="float">
            <text:p>4094</text:p>
          </table:table-cell>
          <table:table-cell ns41:value-type="string" table:style-name="TL Data" office:value-type="string">
            <text:p>Vrijzinnig Hervormd (17 m. 24 v.); Schotsche gem. (1 m. 1 v.); Remonstrantsch Gereformeerd (1 v.); Anglikaansch Episcopale Kerk (1 m. 5 v.); Apostolische gem. (3 m. 3 v.); Katholiek Apostolisch (1 v.); Hersteld Apostolische gem. in de Eenheid der Apostelen (1 m. 2 v.); Duitsch Evangelische gem. (15 m. 24 v.); Evangelische gem. (1 m. 5 v.); Vrije Evangelische gem. (13 m. 18 v.); Gemeente van Gedoopte Christenen (1 m.); Baptisten (1 v.); Gereformeerde gem. (4 m. 3 v.); Gereformeerde Kerk in Hersteld Verband (4 m. 2 v.); Oud Gereformeerde gem. (1 m. 1 v.); Kerk van Jezus Christus of de Heiligen der laatste dagen (2 v.); Vrije Gereformeerde gem. (1 v.); Vergadering van geloovigen op grondslag Matth. 18:20 a (1 v.); Eglise evangelique missionnaire belge (1 m.); Zweedsch Luthersche Kerk (1 v.); Hoogduitsch Israeliet (1 v.); Christelijk Dissident (1 m.); Nederlandsche Protestanten Bond (2 m. 3 v.); Vrijzinnig Christelijke Jongeren Bond (2 v.); Vrijzinnig Christelijke Studenten Bond (1 m.); Woodbrookers (1 m. 2 v.); Anthroposophische Vereeniging (1 v.); Leger des Heils (1 m.); Religieus Socialistisch Verbond (4 v.); Theosophische Vereeniging (3 m. 4 v.); Vrije gemeente (2 m. 6 v.); Vrije Katholieke Kerk (4 m. 10 v.).</text:p>
          </table:table-cell>
          <table:table-cell ns41:value-type="string" table:style-name="ce39" office:value-type="string">
            <text:p>VT_1930</text:p>
          </table:table-cell>
          <table:table-cell ns41:value-type="string" table:style-name="ce46" office:value-type="string">
            <text:p>03_T4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191" office:value-type="float">
            <text:p>191</text:p>
          </table:table-cell>
          <table:table-cell ns41:value-type="string" table:style-name="ce56" office:value-type="string">
            <text:p>17_0526</text:p>
          </table:table-cell>
          <table:table-cell table:number-columns-repeated="990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20:14:03</meta:creation-date>
    <dc:creator>Yamit</dc:creator>
    <dc:date>2004-10-20T10:47:32</dc:date>
    <meta:document-statistic meta:object-count="0" meta:cell-count="1329" meta:table-count="1"/>
    <meta:generator>ODFPY/1.3.0dev</meta:generator>
  </office:meta>
</office:document-meta>
</file>